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32pt" fo:font-style="normal" style:font-size-asian="32pt" style:font-style-asian="normal" style:font-size-complex="32pt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style="normal" style:font-size-asian="16pt" style:font-style-asian="normal" style:font-size-complex="16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fo:font-style="normal" style:font-size-asian="15pt" style:font-style-asian="normal" style:font-size-complex="15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arial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arial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KA 2014</text:p>
      <text:p text:style-name="P1"/>
      <text:p text:style-name="P2">1. PRAKTIKAKO TXOSTENA</text:p>
      <text:p text:style-name="P1"/>
      <text:p text:style-name="P3">Asier Aguado Corman</text:p>
      <text:p text:style-name="P3">Asier Mujika Aramendia</text:p>
      <text:p text:style-name="P3"/>
      <text:p text:style-name="P7">1. LAUKIZUZENA</text:p>
      <text:p text:style-name="P5"/>
      <text:p text:style-name="P6">SARRERA</text:p>
      <text:p text:style-name="P6"/>
      <text:p text:style-name="P6">taula hau oso pollita da</text:p>
      <text:p text:style-name="P6"/>
      <text:p text:style-name="P6"><draw:frame draw:style-name="fr1" draw:name="Objeto1" text:anchor-type="paragraph" svg:width="20.202cm" svg:height="6.82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>hauek dira gure ondorioak</text:p>
      <text:p text:style-name="P8"><text:span text:style-name="T2">2. ABIADURA EFEKTIBOAK</text:span></text:p>
      <text:p text:style-name="P6"/>
      <text:p text:style-name="P6">Sarrera</text:p>
      <text:p text:style-name="P6"/>
      <text:p text:style-name="P6">Erredukzioa esplikatu</text:p>
      <text:p text:style-name="P6"/>
      <text:p text:style-name="P6"><draw:frame draw:style-name="fr1" draw:name="Objeto2" text:anchor-type="paragraph" svg:width="19.923cm" svg:height="6.1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>GRAFIKOA.</text:p>
      <text:p text:style-name="P6"/>
      <text:p text:style-name="P6">hauek dira gure ondorioa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si </meta:initial-creator>
    <meta:creation-date>2014-10-01T18:45:10</meta:creation-date>
    <dc:date>2014-10-01T18:54:08</dc:date>
    <dc:creator>icsi </dc:creator>
    <meta:editing-duration>P0D</meta:editing-duration>
    <meta:editing-cycles>1</meta:editing-cycles>
    <meta:document-statistic meta:table-count="0" meta:image-count="0" meta:object-count="2" meta:page-count="3" meta:paragraph-count="13" meta:word-count="34" meta:character-count="226" meta:non-whitespace-character-count="205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e6e6e6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2">
      <style:text-properties style:text-position=""/>
    </style:style>
    <style:style style:name="ce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6" style:family="table-cell" style:parent-style-name="Default" style:data-style-name="N2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ce6"/>
        <table:table-row table:style-name="ro1">
          <table:table-cell table:style-name="ce4" office:value-type="string">
            <text:p>KARRATUA</text:p>
          </table:table-cell>
          <table:table-cell table:style-name="ce4" table:number-columns-repeated="7"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5" office:value-type="string">
            <text:p>POSIZIOAREN ERROREA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BATEZBESTEKOA</text:p>
          </table:table-cell>
          <table:table-cell table:style-name="ce5" office:value-type="string">
            <text:p>BARIANTZA</text:p>
          </table:table-cell>
        </table:table-row>
        <table:table-row table:style-name="ro2">
          <table:table-cell office:value-type="string">
            <text:p>Erregulatua, eskuinera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SUM([.B4:.F4])/5" office:value-type="float" office:value="11.8">
            <text:p>11,8</text:p>
          </table:table-cell>
          <table:table-cell table:formula="of:=STDEV([.B4:.F4])" office:value-type="float" office:value="6.26099033699941">
            <text:p>6,26</text:p>
          </table:table-cell>
        </table:table-row>
        <table:table-row table:style-name="ro2">
          <table:table-cell office:value-type="string">
            <text:p>Erregulatu gabe, eskuinera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SUM([.B5:.F5])/5" office:value-type="float" office:value="10.8">
            <text:p>10,8</text:p>
          </table:table-cell>
          <table:table-cell table:formula="of:=STDEV([.B5:.F5])" office:value-type="float" office:value="7.19027120489902">
            <text:p>7,19</text:p>
          </table:table-cell>
        </table:table-row>
        <table:table-row table:style-name="ro2">
          <table:table-cell office:value-type="string">
            <text:p>Sinkronizatua, eskuinera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formula="of:=SUM([.B6:.F6])/5" office:value-type="float" office:value="13.4">
            <text:p>13,4</text:p>
          </table:table-cell>
          <table:table-cell table:formula="of:=STDEV([.B6:.F6])" office:value-type="float" office:value="6.61815684310972">
            <text:p>6,62</text:p>
          </table:table-cell>
        </table:table-row>
        <table:table-row table:style-name="ro2">
          <table:table-cell office:value-type="string">
            <text:p>Erregulatua, ezkerrera</text:p>
          </table:table-cell>
          <table:table-cell office:value-type="float" office:value="26">
            <text:p>26</text:p>
          </table:table-cell>
          <table:table-cell table:number-columns-repeated="2"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table:formula="of:=SUM([.B7:.F7])/5" office:value-type="float" office:value="21.8">
            <text:p>21,8</text:p>
          </table:table-cell>
          <table:table-cell table:formula="of:=STDEV([.B7:.F7])" office:value-type="float" office:value="5.44977063737549">
            <text:p>5,45</text:p>
          </table:table-cell>
        </table:table-row>
        <table:table-row table:style-name="ro2">
          <table:table-cell office:value-type="string">
            <text:p>Erregulatu gabe, ezkerrera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office:value-type="float" office:value="65">
            <text:p>65</text:p>
          </table:table-cell>
          <table:table-cell table:formula="of:=SUM([.B8:.F8])/5" office:value-type="float" office:value="53.2">
            <text:p>53,2</text:p>
          </table:table-cell>
          <table:table-cell table:formula="of:=STDEV([.B8:.F8])" office:value-type="float" office:value="17.626684316683">
            <text:p>17,63</text:p>
          </table:table-cell>
        </table:table-row>
        <table:table-row table:style-name="ro2">
          <table:table-cell office:value-type="string">
            <text:p>Sinkronizatua, ezkerrera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SUM([.B9:.F9])/5" office:value-type="float" office:value="21.4">
            <text:p>21,4</text:p>
          </table:table-cell>
          <table:table-cell table:formula="of:=STDEV([.B9:.F9])" office:value-type="float" office:value="19.5012820091398">
            <text:p>19,50</text:p>
          </table:table-cell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table:style-name="ce5" office:value-type="string">
            <text:p>ANGELUAREN ERROREA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BATEZBESTEKOA</text:p>
          </table:table-cell>
          <table:table-cell table:style-name="ce5" office:value-type="string">
            <text:p>BARIANTZA</text:p>
          </table:table-cell>
        </table:table-row>
        <table:table-row table:style-name="ro2">
          <table:table-cell office:value-type="string">
            <text:p>Erregulatua, eskuiner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B13:.F13])/5" office:value-type="float" office:value="1.8">
            <text:p>1,8</text:p>
          </table:table-cell>
          <table:table-cell table:formula="of:=STDEV([.B13:.F13])" office:value-type="float" office:value="1.09544511501033">
            <text:p>1,10</text:p>
          </table:table-cell>
        </table:table-row>
        <table:table-row table:style-name="ro2">
          <table:table-cell office:value-type="string">
            <text:p>Erregulatu gabe, eskuinera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formula="of:=SUM([.B14:.F14])/5" office:value-type="float" office:value="32.4">
            <text:p>32,4</text:p>
          </table:table-cell>
          <table:table-cell table:formula="of:=STDEV([.B14:.F14])" office:value-type="float" office:value="13.6491757992928">
            <text:p>13,65</text:p>
          </table:table-cell>
        </table:table-row>
        <table:table-row table:style-name="ro2">
          <table:table-cell office:value-type="string">
            <text:p>Sinkronizatua, eskuiner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SUM([.B15:.F15])/5" office:value-type="float" office:value="11.4">
            <text:p>11,4</text:p>
          </table:table-cell>
          <table:table-cell table:formula="of:=STDEV([.B15:.F15])" office:value-type="float" office:value="10.899541274751">
            <text:p>10,90</text:p>
          </table:table-cell>
        </table:table-row>
        <table:table-row table:style-name="ro2">
          <table:table-cell office:value-type="string">
            <text:p>Erregulatua, ezkerrera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SUM([.B16:.F16])/5" office:value-type="float" office:value="25">
            <text:p>25</text:p>
          </table:table-cell>
          <table:table-cell table:formula="of:=STDEV([.B16:.F16])" office:value-type="float" office:value="12.2474487139159">
            <text:p>12,25</text:p>
          </table:table-cell>
        </table:table-row>
        <table:table-row table:style-name="ro2">
          <table:table-cell office:value-type="string">
            <text:p>Erregulatu gabe, ezkerrera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table:formula="of:=SUM([.B17:.F17])/5" office:value-type="float" office:value="96.8">
            <text:p>96,8</text:p>
          </table:table-cell>
          <table:table-cell table:formula="of:=STDEV([.B17:.F17])" office:value-type="float" office:value="16.0374561573836">
            <text:p>16,04</text:p>
          </table:table-cell>
        </table:table-row>
        <table:table-row table:style-name="ro2">
          <table:table-cell office:value-type="string">
            <text:p>Sinkronizatua, ezkerrera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8:.F18])/5" office:value-type="float" office:value="23.4">
            <text:p>23,4</text:p>
          </table:table-cell>
          <table:table-cell table:formula="of:=STDEV([.B18:.F18])" office:value-type="float" office:value="12.0540449642433">
            <text:p>12,0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e6e6e6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2">
      <style:text-properties style:text-position=""/>
    </style:style>
    <style:style style:name="ce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6" style:family="table-cell" style:parent-style-name="Default" style:data-style-name="N2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21">
          <table:table-cell table:number-columns-repeated="8"/>
        </table:table-row>
        <table:table-row table:style-name="ro2">
          <table:table-cell table:style-name="ce4" office:value-type="string">
            <text:p>ABIADURA</text:p>
          </table:table-cell>
          <table:table-cell table:style-name="ce4"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string">
            <text:p>ERREDUKZIO GAB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5" office:value-type="string">
            <text:p>BATEZBESTEKOA</text:p>
          </table:table-cell>
          <table:table-cell table:style-name="ce5" office:value-type="string">
            <text:p>BARIANTZA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number-columns-repeated="2" office:value-type="float" office:value="26">
            <text:p>26</text:p>
          </table:table-cell>
          <table:table-cell table:number-columns-repeated="2"/>
          <table:table-cell table:style-name="ce6" table:formula="of:=SUM([.B25:.D25])/3" office:value-type="float" office:value="26.3333333333333">
            <text:p>26,33</text:p>
          </table:table-cell>
          <table:table-cell table:style-name="ce6" table:formula="of:=STDEV([.B25:.D25])" office:value-type="float" office:value="0.577350269189626">
            <text:p>0,5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table:number-columns-repeated="2"/>
          <table:table-cell table:style-name="ce6" table:formula="of:=SUM([.B26:.D26])/3" office:value-type="float" office:value="47">
            <text:p>47,00</text:p>
          </table:table-cell>
          <table:table-cell table:style-name="ce6" table:formula="of:=STDEV([.B26:.D26])" office:value-type="float" office:value="1">
            <text:p>1,0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table:number-columns-repeated="2" office:value-type="float" office:value="95">
            <text:p>95</text:p>
          </table:table-cell>
          <table:table-cell table:number-columns-repeated="2"/>
          <table:table-cell table:style-name="ce6" table:formula="of:=SUM([.B27:.D27])/3" office:value-type="float" office:value="94.3333333333333">
            <text:p>94,33</text:p>
          </table:table-cell>
          <table:table-cell table:style-name="ce6" table:formula="of:=STDEV([.B27:.D27])" office:value-type="float" office:value="1.15470053837925">
            <text:p>1,1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42">
            <text:p>142</text:p>
          </table:table-cell>
          <table:table-cell table:number-columns-repeated="2"/>
          <table:table-cell table:style-name="ce6" table:formula="of:=SUM([.B28:.D28])/3" office:value-type="float" office:value="140.666666666667">
            <text:p>140,67</text:p>
          </table:table-cell>
          <table:table-cell table:style-name="ce6" table:formula="of:=STDEV([.B28:.D28])" office:value-type="float" office:value="1.15470053837925">
            <text:p>1,1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90">
            <text:p>190</text:p>
          </table:table-cell>
          <table:table-cell office:value-type="float" office:value="185">
            <text:p>185</text:p>
          </table:table-cell>
          <table:table-cell office:value-type="float" office:value="183">
            <text:p>183</text:p>
          </table:table-cell>
          <table:table-cell table:number-columns-repeated="2"/>
          <table:table-cell table:style-name="ce6" table:formula="of:=SUM([.B29:.D29])/3" office:value-type="float" office:value="186">
            <text:p>186,00</text:p>
          </table:table-cell>
          <table:table-cell table:style-name="ce6" table:formula="of:=STDEV([.B29:.D29])" office:value-type="float" office:value="3.60555127546399">
            <text:p>3,6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95">
            <text:p>195</text:p>
          </table:table-cell>
          <table:table-cell office:value-type="float" office:value="190">
            <text:p>190</text:p>
          </table:table-cell>
          <table:table-cell office:value-type="float" office:value="195">
            <text:p>195</text:p>
          </table:table-cell>
          <table:table-cell table:number-columns-repeated="2"/>
          <table:table-cell table:style-name="ce6" table:formula="of:=SUM([.B30:.D30])/3" office:value-type="float" office:value="193.333333333333">
            <text:p>193,33</text:p>
          </table:table-cell>
          <table:table-cell table:style-name="ce6" table:formula="of:=STDEV([.B30:.D30])" office:value-type="float" office:value="2.88675134594813">
            <text:p>2,89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string">
            <text:p>ERREDUKZIOAREKI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5" office:value-type="string">
            <text:p>BATEZBESTEKOA</text:p>
          </table:table-cell>
          <table:table-cell table:style-name="ce5" office:value-type="string">
            <text:p>BARIANTZA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/>
          <table:table-cell table:style-name="ce6" table:formula="of:=SUM([.B33:.D33])/3" office:value-type="float" office:value="16.3333333333333">
            <text:p>16,33</text:p>
          </table:table-cell>
          <table:table-cell table:style-name="ce6" table:formula="of:=STDEV([.B33:.D33])" office:value-type="float" office:value="0.577350269189626">
            <text:p>0,5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 office:value-type="float" office:value="28">
            <text:p>28</text:p>
          </table:table-cell>
          <table:table-cell table:number-columns-repeated="2"/>
          <table:table-cell table:style-name="ce6" table:formula="of:=SUM([.B34:.D34])/3" office:value-type="float" office:value="26.6666666666667">
            <text:p>26,67</text:p>
          </table:table-cell>
          <table:table-cell table:style-name="ce6" table:formula="of:=STDEV([.B34:.D34])" office:value-type="float" office:value="2.3094010767585">
            <text:p>2,3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table:number-columns-repeated="2"/>
          <table:table-cell table:style-name="ce6" table:formula="of:=SUM([.B35:.D35])/3" office:value-type="float" office:value="48">
            <text:p>48,00</text:p>
          </table:table-cell>
          <table:table-cell table:style-name="ce6" table:formula="of:=STDEV([.B35:.D35])" office:value-type="float" office:value="2">
            <text:p>2,0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table:number-columns-repeated="2"/>
          <table:table-cell table:style-name="ce6" table:formula="of:=SUM([.B36:.D36])/3" office:value-type="float" office:value="70.3333333333333">
            <text:p>70,33</text:p>
          </table:table-cell>
          <table:table-cell table:style-name="ce6" table:formula="of:=STDEV([.B36:.D36])" office:value-type="float" office:value="2.51661147842358">
            <text:p>2,52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2"/>
          <table:table-cell table:style-name="ce6" table:formula="of:=SUM([.B37:.D37])/3" office:value-type="float" office:value="92.3333333333333">
            <text:p>92,33</text:p>
          </table:table-cell>
          <table:table-cell table:style-name="ce6" table:formula="of:=STDEV([.B37:.D37])" office:value-type="float" office:value="1.52752523165195">
            <text:p>1,53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table:number-columns-repeated="2"/>
          <table:table-cell table:style-name="ce6" table:formula="of:=SUM([.B38:.D38])/3" office:value-type="float" office:value="95.3333333333333">
            <text:p>95,33</text:p>
          </table:table-cell>
          <table:table-cell table:style-name="ce6" table:formula="of:=STDEV([.B38:.D38])" office:value-type="float" office:value="3.05505046330389">
            <text:p>3,0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